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48982" officeooo:paragraph-rsid="00148982"/>
    </style:style>
    <style:style style:name="P2" style:family="paragraph" style:parent-style-name="Standard">
      <style:paragraph-properties fo:text-align="center" style:justify-single-word="false"/>
      <style:text-properties fo:font-size="16pt" officeooo:rsid="00148982" officeooo:paragraph-rsid="00148982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officeooo:rsid="0015fe3b" officeooo:paragraph-rsid="0015fe3b"/>
    </style:style>
    <style:style style:name="P4" style:family="paragraph" style:parent-style-name="Standard">
      <style:paragraph-properties fo:text-align="start" style:justify-single-word="false"/>
      <style:text-properties officeooo:rsid="0016d929" officeooo:paragraph-rsid="0016d929"/>
    </style:style>
    <style:style style:name="P5" style:family="paragraph" style:parent-style-name="Standard">
      <style:paragraph-properties fo:text-align="start" style:justify-single-word="false"/>
      <style:text-properties officeooo:rsid="0018dce5" officeooo:paragraph-rsid="0018dce5"/>
    </style:style>
    <style:style style:name="P6" style:family="paragraph" style:parent-style-name="Standard">
      <style:paragraph-properties fo:text-align="start" style:justify-single-word="false"/>
      <style:text-properties officeooo:rsid="001aa11f" officeooo:paragraph-rsid="001aa11f"/>
    </style:style>
    <style:style style:name="P7" style:family="paragraph" style:parent-style-name="Standard">
      <style:paragraph-properties fo:text-align="start" style:justify-single-word="false"/>
      <style:text-properties officeooo:rsid="001d004c" officeooo:paragraph-rsid="001d004c"/>
    </style:style>
    <style:style style:name="T1" style:family="text">
      <style:text-properties officeooo:rsid="00164c6b"/>
    </style:style>
    <style:style style:name="T2" style:family="text">
      <style:text-properties officeooo:rsid="0018dce5"/>
    </style:style>
    <style:style style:name="T3" style:family="text">
      <style:text-properties officeooo:rsid="001aa11f"/>
    </style:style>
    <style:style style:name="T4" style:family="text">
      <style:text-properties officeooo:rsid="001baaee"/>
    </style:style>
    <style:style style:name="T5" style:family="text">
      <style:text-properties officeooo:rsid="001d75cc"/>
    </style:style>
    <style:style style:name="T6" style:family="text">
      <style:text-properties officeooo:rsid="001ec879"/>
    </style:style>
    <style:style style:name="T7" style:family="text">
      <style:text-properties officeooo:rsid="001fb4d5"/>
    </style:style>
    <style:style style:name="T8" style:family="text">
      <style:text-properties officeooo:rsid="0020b5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oke Test</text:p>
      <text:p text:style-name="P1"/>
      <text:p text:style-name="P3"><text:span text:style-name="T8">TESTE: </text:span>Ver listagem de eventos</text:p>
      <text:p text:style-name="P3"/>
      <text:p text:style-name="P3">Objetivo: Ver a listagem de todos os eventos no sistema.</text:p>
      <text:p text:style-name="P3">Resultado esperado: Acessar com sucesso uma listagem contendo todos os eventos no sistema.</text:p>
      <text:p text:style-name="P3"/>
      <text:p text:style-name="P3"><text:span text:style-name="T7">1</text:span>-<text:span text:style-name="T1">Acessar o sistema</text:span></text:p>
      <text:p text:style-name="P3"><text:span text:style-name="T7">2</text:span>-<text:span text:style-name="T1">Selecionar a tela de listagem de eventos</text:span></text:p>
      <text:p text:style-name="P3"><text:span text:style-name="T7">3</text:span>-<text:span text:style-name="T3">Selecionar opção de ver todos</text:span></text:p>
      <text:p text:style-name="P3"/>
      <text:p text:style-name="P4"><text:span text:style-name="T8">TESTE: </text:span>Fazer cadastro <text:span text:style-name="T2">de usuário </text:span>no sistema</text:p>
      <text:p text:style-name="P4"/>
      <text:p text:style-name="P4">Objetivo: Fazer cadastro no sistema.</text:p>
      <text:p text:style-name="P4">Resultado esperado: Fazer cadastro no sistema.</text:p>
      <text:p text:style-name="P4"/>
      <text:p text:style-name="P4"><text:span text:style-name="T7">1</text:span>-Acessar o sistema</text:p>
      <text:p text:style-name="P4"><text:span text:style-name="T7">2</text:span>-Selecionar a opção de fazer cadastro</text:p>
      <text:p text:style-name="P4"><text:span text:style-name="T7">3</text:span>-Inserir <text:span text:style-name="T6">o valor “01806557100” no campo CPF</text:span></text:p>
      <text:p text:style-name="P4"><text:span text:style-name="T7">4</text:span>-<text:span text:style-name="T6">Inserir o valor </text:span></text:p>
      <text:p text:style-name="P4"><text:span text:style-name="T7">5</text:span>-<text:span text:style-name="T3">Clicar no botão enter.</text:span></text:p>
      <text:p text:style-name="P4"/>
      <text:p text:style-name="P5"><text:span text:style-name="T8">TESTE: </text:span>Fazer log in no sistema</text:p>
      <text:p text:style-name="P5"/>
      <text:p text:style-name="P5">Objetivo: Fazer log in no sistema</text:p>
      <text:p text:style-name="P5">Resultado esperado: iniciar uma sessão no sistema com sucesso</text:p>
      <text:p text:style-name="P6">Requisitos: Ter um cadastro no sistema <text:span text:style-name="T6">(Teste: Fazer login no sistema).</text:span></text:p>
      <text:p text:style-name="P5"/>
      <text:p text:style-name="P5"><text:span text:style-name="T7">1</text:span>-<text:span text:style-name="T3">Acessar o sistema</text:span></text:p>
      <text:p text:style-name="P5"><text:span text:style-name="T7">2</text:span>-<text:span text:style-name="T3">Selecionar opção de fazer log in</text:span></text:p>
      <text:p text:style-name="P5"><text:span text:style-name="T7">3</text:span>-<text:span text:style-name="T3">Inserir CPF e Senha já cadastrados.</text:span></text:p>
      <text:p text:style-name="P5"><text:span text:style-name="T7">4</text:span>-<text:span text:style-name="T4">Clicar no botão enter</text:span></text:p>
      <text:p text:style-name="P5"/>
      <text:p text:style-name="P7"><text:span text:style-name="T8">TESTE: </text:span>Fazer pesquisa por evento</text:p>
      <text:p text:style-name="P7"/>
      <text:p text:style-name="P7">Objetivo: Fazer uma pesquisa por algum evento, utilizando data de início e término do período, nome da cidade ou sigla do estado.</text:p>
      <text:p text:style-name="P7">Resultado esperado: inserir os dados para fazer a pesquisa, confirmar <text:span text:style-name="T5">os campos e visualizar o resultado contendo os eventos de acordo com os parametros.</text:span></text:p>
      <text:p text:style-name="P7"/>
      <text:p text:style-name="P7"><text:span text:style-name="T7">1</text:span>-<text:span text:style-name="T5">Acessar o sistema</text:span></text:p>
      <text:p text:style-name="P7"><text:span text:style-name="T7">2</text:span>-<text:span text:style-name="T5">Selecionar opção de pesquisa de evento</text:span></text:p>
      <text:p text:style-name="P7"><text:span text:style-name="T7">3</text:span>-<text:span text:style-name="T5">Selecionar o campo para fazer a pesquisa</text:span></text:p>
      <text:p text:style-name="P7"><text:span text:style-name="T7">4</text:span>-<text:span text:style-name="T5">Inserir o valor para pesquisar</text:span></text:p>
      <text:p text:style-name="P7"><text:span text:style-name="T7">5</text:span>-<text:span text:style-name="T5">Clicar enter</text:span></text:p>
      <text:p text:style-name="P7"><text:span text:style-name="T7">6</text:span>-<text:span text:style-name="T5">Visualizar o resultado</text:span></text:p>
      <text:p text:style-name="P7"/>
      <text:p text:style-name="P7"/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6:20:33.383351450</meta:creation-date>
    <dc:date>2019-06-18T14:04:07.546795658</dc:date>
    <meta:editing-duration>PT48M45S</meta:editing-duration>
    <meta:editing-cycles>7</meta:editing-cycles>
    <meta:generator>LibreOffice/6.2.4.2$Linux_X86_64 LibreOffice_project/20$Build-2</meta:generator>
    <meta:document-statistic meta:table-count="0" meta:image-count="0" meta:object-count="0" meta:page-count="2" meta:paragraph-count="32" meta:word-count="214" meta:character-count="1339" meta:non-whitespace-character-count="1156"/>
  </office:meta>
</office:document-meta>
</file>